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3,9 2469">
            <text:p>test_Parser(primitives): 3,9 2469</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3.9">
            <text:p>3,9 sec</text:p>
          </table:table-cell>
          <table:table-cell table:style-name="ce162" table:formula="of:=TESTSTAT(&quot;count&quot;; [.B46])" office:value-type="float" office:value="2469">
            <text:p>2469</text:p>
          </table:table-cell>
          <table:table-cell table:style-name="ce164" table:formula="of:=[.E46]/[.D46]" office:value-type="float" office:value="633.076923076923">
            <text:p>633,1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0,1 1603">
            <text:p>test_Parser(multiplicity): 10,1 1603</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0.1">
            <text:p>10,1 sec</text:p>
          </table:table-cell>
          <table:table-cell table:style-name="ce162" table:formula="of:=TESTSTAT(&quot;count&quot;; [.B47])" office:value-type="float" office:value="1603">
            <text:p>1603</text:p>
          </table:table-cell>
          <table:table-cell table:style-name="ce164" table:formula="of:=[.E47]/[.D47]" office:value-type="float" office:value="158.712871287129">
            <text:p>158,7 a/sec</text:p>
          </table:table-cell>
          <table:table-cell table:number-columns-repeated="4"/>
        </table:table-row>
        <table:table-row table:style-name="ro6">
          <table:table-cell/>
          <table:table-cell table:formula="of:=TEST_PARSER(&quot;basic&quot;)" office:value-type="string" office:string-value="test_Parser(basic): 15,5 9164">
            <text:p>test_Parser(basic): 15,5 9164</text:p>
          </table:table-cell>
          <table:table-cell table:formula="of:=TESTSTAT(&quot;name&quot;; [.B48])" office:value-type="string" office:string-value="test_Parser(basic):">
            <text:p>test_Parser(basic):</text:p>
          </table:table-cell>
          <table:table-cell table:style-name="ce160" table:formula="of:=TESTSTAT(&quot;time&quot;; [.B48])" office:value-type="float" office:value="15.5">
            <text:p>15,5 sec</text:p>
          </table:table-cell>
          <table:table-cell table:style-name="ce162" table:formula="of:=TESTSTAT(&quot;count&quot;; [.B48])" office:value-type="float" office:value="9164">
            <text:p>9164</text:p>
          </table:table-cell>
          <table:table-cell table:style-name="ce164" table:formula="of:=[.E48]/[.D48]" office:value-type="float" office:value="591.225806451613">
            <text:p>591,2 a/sec</text:p>
          </table:table-cell>
          <table:table-cell table:number-columns-repeated="4"/>
        </table:table-row>
        <table:table-row table:style-name="ro6">
          <table:table-cell/>
          <table:table-cell table:formula="of:=TEST_PARSER(&quot;special&quot;)" office:value-type="string" office:string-value="test_Parser(special): 3,5 536">
            <text:p>test_Parser(special): 3,5 536</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3.5">
            <text:p>3,5 sec</text:p>
          </table:table-cell>
          <table:table-cell table:style-name="ce162" table:formula="of:=TESTSTAT(&quot;count&quot;; [.B49])" office:value-type="float" office:value="536">
            <text:p>536</text:p>
          </table:table-cell>
          <table:table-cell table:style-name="ce164" table:formula="of:=[.E49]/[.D49]" office:value-type="float" office:value="153.142857142857">
            <text:p>153,1 a/sec</text:p>
          </table:table-cell>
          <table:table-cell table:number-columns-repeated="4"/>
        </table:table-row>
        <table:table-row table:style-name="ro6">
          <table:table-cell/>
          <table:table-cell table:formula="of:=TEST_PARSER(&quot;numbers&quot;)" office:value-type="string" office:string-value="test_Parser(numbers): 7,6 3103">
            <text:p>test_Parser(numbers): 7,6 3103</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7.6">
            <text:p>7,6 sec</text:p>
          </table:table-cell>
          <table:table-cell table:style-name="ce162" table:formula="of:=TESTSTAT(&quot;count&quot;; [.B50])" office:value-type="float" office:value="3103">
            <text:p>3103</text:p>
          </table:table-cell>
          <table:table-cell table:style-name="ce164" table:formula="of:=[.E50]/[.D50]" office:value-type="float" office:value="408.289473684211">
            <text:p>408,3 a/sec</text:p>
          </table:table-cell>
          <table:table-cell table:number-columns-repeated="4"/>
        </table:table-row>
        <table:table-row table:style-name="ro6">
          <table:table-cell/>
          <table:table-cell table:formula="of:=TEST_PARSER(&quot;types&quot;)" office:value-type="string" office:string-value="test_Parser(types): 11,5 11206">
            <text:p>test_Parser(types): 11,5 11206</text:p>
          </table:table-cell>
          <table:table-cell table:formula="of:=TESTSTAT(&quot;name&quot;; [.B51])" office:value-type="string" office:string-value="test_Parser(types):">
            <text:p>test_Parser(types):</text:p>
          </table:table-cell>
          <table:table-cell table:style-name="ce160" table:formula="of:=TESTSTAT(&quot;time&quot;; [.B51])" office:value-type="float" office:value="11.5">
            <text:p>11,5 sec</text:p>
          </table:table-cell>
          <table:table-cell table:style-name="ce162" table:formula="of:=TESTSTAT(&quot;count&quot;; [.B51])" office:value-type="float" office:value="11206">
            <text:p>11206</text:p>
          </table:table-cell>
          <table:table-cell table:style-name="ce164" table:formula="of:=[.E51]/[.D51]" office:value-type="float" office:value="974.434782608696">
            <text:p>974,4 a/sec</text:p>
          </table:table-cell>
          <table:table-cell table:number-columns-repeated="4"/>
        </table:table-row>
        <table:table-row table:style-name="ro6">
          <table:table-cell table:number-columns-repeated="3"/>
          <table:table-cell table:style-name="ce161" table:formula="of:=SUM([.D46:.D51])" office:value-type="float" office:value="52.1">
            <text:p>52,1 sec</text:p>
          </table:table-cell>
          <table:table-cell table:style-name="ce163" table:formula="of:=SUM([.E46:.E51])" office:value-type="float" office:value="28081">
            <text:p>28081</text:p>
          </table:table-cell>
          <table:table-cell table:style-name="ce165" table:formula="of:=[.E52]/[.D52]" office:value-type="float" office:value="538.982725527831">
            <text:p>539,0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53,1 27791">
            <text:p>test_Parser(all): 53,1 27791</text:p>
          </table:table-cell>
          <table:table-cell table:formula="of:=TESTSTAT(&quot;name&quot;; [.B54])" office:value-type="string" office:string-value="test_Parser(all):">
            <text:p>test_Parser(all):</text:p>
          </table:table-cell>
          <table:table-cell table:style-name="ce160" table:formula="of:=TESTSTAT(&quot;time&quot;; [.B54])" office:value-type="float" office:value="53.1">
            <text:p>53,1 sec</text:p>
          </table:table-cell>
          <table:table-cell table:style-name="ce162" table:formula="of:=TESTSTAT(&quot;count&quot;; [.B54])" office:value-type="float" office:value="27791">
            <text:p>27791</text:p>
          </table:table-cell>
          <table:table-cell table:style-name="ce164" table:formula="of:=[.E54]/[.D54]" office:value-type="float" office:value="523.370998116761">
            <text:p>523,4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2">02.06.2017</text:date>, <text:time>21:12:4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02T21:12:44.35</dc:date>
    <meta:editing-duration>P168DT1H35M3S</meta:editing-duration>
    <meta:editing-cycles>749</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toStrFnName = "T" &amp; typeCtorName(ctorOf(v)) _
								&amp; "_toString"
					toStrFn = lookupFn(toStrFnName)
					If isEmpty(toStrFn) Then
						result = DataValue_toString(v)
					Else
						result = apply(toStrFn, v)
					End If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emptyArray()
	test_Array_toString()
End Function

Function test_getBounds()
	Dim typeName_List : typeName_List = "Data/List"
	Dim bs As Variant
	bs = getBounds(Array())
	assertEqual(typeOf(bs), typeName_List).x
	assertEqual(toString(bs), "[[0, -1, 0]]").x

	bs = getBounds(Array(1))
	assertEqual(typeOf(bs), typeName_List).x
	assertEqual(toString(bs), "[[0, 0, 1]]").x

	bs = getBounds(Array(1, 2, 3))
	assertEqual(typeOf(bs), typeName_List).x
	assertEqual(toString(bs), "[[0, 2, 3]]").x

	bs = getBounds(Array(1, Array(2, 3)))
	assertEqual(typeOf(bs), typeName_List).x
	assertEqual(toString(bs), "[[0, 1, 2]]").x

	bs = getBounds(DimArray(1, 2, 3))
	assertEqual(typeOf(bs), typeName_List).x
	assertEqual(toString(bs), "[[0, 1, 2], [0, 2, 3], [0, 3, 4]]").x

	Dim a(1 To 5, -7 To 2)
	bs = getBounds(a)
	assertEqual(typeOf(bs), typeName_List).x
	assertEqual(toString(bs), "[[1, 5, 5], [-7, 2, 10]]").x
End Function

Function test_getSizes()
	Dim typeName_List : typeName_List = "Data/List"
	Dim bs As Variant
	bs = getSizes(Array())
	assertEqual(typeOf(bs), typeName_List).x
	assertEqual(toString(bs), "[0]").x

	bs = getSizes(Array(1, 2, 3))
	assertEqual(typeOf(bs), typeName_List).x
	assertEqual(toString(bs), "[3]").x

	bs = getSizes(Array(1, Array(2, 3)))
	assertEqual(typeOf(bs), typeName_List).x
	assertEqual(toString(bs), "[2]").x

	bs = getSizes(DimArray(1, 2, 3))
	assertEqual(typeOf(bs), typeName_List).x
	assertEqual(toString(bs), "[2, 3, 4]").x

	Dim a(1 To 5, -7 To 2)
	bs = getSizes(a)
	assertEqual(typeOf(bs), typeName_List).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s ---

Function nil()
	nil = List_nil
End Function

Function cons(Optional x, Optional xs)
	Dim out As Variant : Static oFn As Object
	If isMissing(xs) Then
		If isNull(oFn) Then : oFn = Fn.cons : End If
		out = _apply(oFn, x, xs)
	Else
		If isList(xs) Then
			out = List_cons(x, xs)
		Else
			croak("cons: invalid tail - expected a List but got a " &amp; typeOf(xs) &amp; ":" &amp; NL &amp; toString(xs))
		End If
	End If
	cons = out
End Function

' --- ctor test ---

Function isNil(Optional xs)
	If isMissing(xs) Then : isNil = Fn.isNil : Else
		isNil = List_isNil(xs)
	End If
End Function

' --- destructors ---

Function car(Optional xs)
	If isMissing(xs) Then : car = Fn.car : Exit Function : End If
	If isNil(xs) Then
		croak("car: nil")
	Else
		car = List_car(xs)
	End If
End Function

Function cdr(Optional xs)
	If isMissing(xs) Then : cdr = Fn.cdr : Exit Function : End If
	If isNil(xs) Then
		croak("cdr: nil")
	Else
		cdr = List_cdr(xs)
	End If
End Function

Function length(Optional xs)
	If isMissing(xs) Then : length = Fn.length : Else
		length = List_length(xs)
	End If
End Function

' --- type test ---

Function isList(Optional x As Variant)
	isList = hasType(x, TList)
End Function


' --- toString ---

Function TList_toString(ByVal xs)
	'concat "[" (concat (foldl1 (\acc.(concat acc) ° (concat ", "))) "[" (map toString xs)) "]"
	'out = "[" &amp; Join(toArray(map(Fn.toString, xs)), ", ") &amp; "]"
	
	Dim out As String
	If isNil(xs) Then
		out = "[]"
	Else
		Dim x
		x = car(xs)
		If isList(x) Then
			out = TList_toString(x)
		Else
			out = toString(x)
		End If
		xs = cdr(xs)
		Do Until(isNil(xs))
			x = car(xs)
			xs = cdr(xs)
			If isList(x) Then
				out = out &amp; ", " &amp; TList_toString(x)
			Else
				out = out &amp; ", " &amp; toString(x)
			End If
		Loop
		out = "[" &amp; out &amp; "]"
	End If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cadr(xs)
	cadr = car(cdr(xs))
End Function

Function caddr(xs)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Of(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If isMissing(a0) Then
		out = nil
	Else
		' tail-call:
		out = cons(a0, List(a1, a2, a3, a4, a5, a6, a7, a8, a9))
	End If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ypeOf()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ypeOf()
	assertEqual(typeOf(nil), "Data/List").x
	
	Dim lst
	lst = cons(5, nil)
	assertEqual(typeOf(lst), "Data/List").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assertEqual(arity(Fn.TList_toString), 1).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Throws(Fn.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Fn.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toString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hasType				As Object
	
	TASN_dot			As Object
	TASN_toString		As Object
	mkASN				As Object
	mkDtTerminal		As Object
	mkDtCClass			As Object
	mkDtNonterminal		As Object
	mkDtMult			As Object
	
	isPattern			As Object
	TPattern_toString	As Object
	matches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ctorOf		= mkFn(fs, "ctorOf",		1, "Any -&gt; Maybe TDataCtor")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toString	= mkFn(fs, "TList_toString",	1)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hasType			= mkFn(fs, "hasType",			2, "Any -&gt; Typ -&gt; Bool")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isPattern		= mkFn(fs, "isPattern",			1, "Any -&gt; Bool")
		out.TPattern_toString = mkFn(fs, "TPattern_toString",	1, "Pattern a -&gt; Str")
		out.matches			= mkFn(fs, "matches",			3, "Pattern a -&gt; Maybe Env -&gt; a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ctorOf":				out = ctorOf(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List_toString":		out = TList_toString(		a0)
		Case "TParser_toString":	out = TParser_toString(		a0)
		Case "TASN_toString":		out = TASN_toString(		a0)
		Case "mkDtTerminal":		out = mkDtTerminal(			a0)
		Case "isPattern":			out = isPattern(			a0)
		Case "TPattern_toString":	out = TPattern_toString(	a0)
		Case "isExpr":				out = isExpr(				a0)
		Case Else
			Goto applyLast_unknownF
	End Select
	applyLast = out
	Exit Function
applyLast_of_two:
	a0 = car(reverseArgs) 'fn.args(0)
	a1 = arg
	Select Case name
		Case "applyDC":				out = applyDC(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hasType":				out = hasType(			a0, a1)
		Case "TASN_dot":			out = TASN_dot(			a0, a1)
		Case "mkDtCClass":			out = mkDtCClass(		a0, a1)
		Case "mkDtNonterminal":		out = mkDtNonterminal(	a0, a1)
		Case "mkDtMult":			out = mkDtMult(			a0, a1)
		Case Else
			Goto applyLast_unknownF
	End Select
	applyLast = out
	Exit Function
applyLast_of_three:
	a0 = cadr(reverseArgs) 'fn.args(0)
	a1 = car(reverseArgs) 'fn.args(1)
	a2 = arg
	Select Case name
		Case "applyDC":				out = applyDC(		a0, a1, a2)

		Case "swap":				out = apply(a0, a2, a1)
		Case "compose":				out = _compose(a0, a1, a2)	'	apply(a0, apply(a1, a2))	'
		Case "inRange":				out = CBool( (a0 &lt;= a2) And (a2 &lt;= a1) )
		Case "foldl":				out = foldl(		a0, a1, a2)
		Case "foldr":				out = foldr(		a0, a1, a2)
		Case "mkASN":				out = mkASN(		a0, a1, a2)
		Case "matches":				out = matches(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On Local Error Goto _matches_Val_equalityTest_threw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 TODO: decide what match should do if it wouldn't type-check
	'refute_matches(p, e, Empty			).x
	'refute_matches(p, e, nil			).x
	'refute_matches(p, e, List(nil)		).x
	'refute_matches(p, e, List(1, 2, 3)	).x
	'refute_matches(p, e, Array( _
	'	Empty, _
	'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str		As String	' debugger shows that in inspector
	id		As Long
	ctor	As DataValue
	fields	As Array
	x		As Variant
End Type

Type Tp
	TDataTypeCtor	As DataValue
	DataTypeCtor	As Datavalue
	
	TDataCtor		As DataValue
	DataCtor		As Datavalue
	
	List			As DataValue
	List_Nil		As DataValue
	List_Cons		As DataValue

	TType			As DataValue
	TType_Param		As DataValue
	TType_App		As DataValue
	TType_Str		As DataValue
	TType_Int		As DataValue
End Type


Const DataCtor_name     = 0
Const DataCtor_argTypes = 1
Const DataCtor_typeCtor = 2

Const DataTypeCtor_name  	 = 0
Const DataTypeCtor_arity 	 = 1
Const DataTypeCtor_dataCtors = 2


Sub Main
	[test_Type======================================]()
End Sub


Function _newDataValue(ctor As DataValue, ByRef args As Array)
	Static instanceCount As Long
	Dim out As New DataValue
	out.ctor   = ctor
	out.fields = args
	out.id	   = instanceCount
	instanceCount = instanceCount + 1

	If Not(isNull(ctor)) Then
		_validate(out)
	End If
	_newDataValue = out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Nil.ctor = cDataCtor
		out.DataCtor = cDataCtor
		
		
		Dim tcDataTypeCtor, cDataTypeCtor
		tcDataTypeCtor = _newDataValue(Nothing, Array( _
			"TDataTypeCtor", 0, vNil _
		))
		out.TDataTypeCtor = tcDataTypeCtor
		
		cDataTypeCtor = _newDataValue(cDataCtor, Array( _
			"DataCtor", vNil, tcDataTypeCtor _
		))
		tcDataTypeCtor.ctor = cDataTypeCtor
		tcDataCtor.ctor 	= cDataTypeCtor
		tcList.ctor			= cDataTypeCtor
		out.DataTypeCtor = cDataTypeCtor
		
		
		out.TDataTypeCtor.str	= "TDataTypeCtor"
		out.DataTypeCtor.str	= "DataTypeCtor :: Str -&gt; Int -&gt; TDataTypeCtor"
		
		out.TDataCtor.str		= "TDataCtor"
		out.DataCtor.str		= "DataCtor :: Str -&gt; (List Type) -&gt; TDataTypeCtor -&gt; TDataCtor"

		out.List.str			= "List"
		out.List_Nil.str		= "Nil :: List a0"	' singleton data ctor
		out.List_Nil.x.str		= "[]"	' singleton value
		out.List_Cons.str		= "Cons :: a0 -&gt; (List a0) -&gt; (List a0)"

		'out.TType.str			= "Type"
		'out.TType_Param.str		= "Param :: Int -&gt; Type"
		'out.TType_App.str		= "App :: Type -&gt; Type -&gt; Type"
		'out.TType_Str.str		= "Str :: Type"
		'out.TType_Int.str		= "Int :: Type"
	End If
	Tp = out
End Function


Function _validate(v As DataValue)
	Dim a As Integer : a = LBound(v.fields)
	If a &lt;&gt; 0 Then
		croak("_validate " &amp; ctor.fields(DataCtor_name) &amp; ":" _
			&amp; NL &amp; "expected 0-based args Array" _
			&amp; NL &amp; "but got a " &amp; a &amp; "-based one: " _
			&amp; NL &amp; toString(v.fields) _
		)
	End If
	Goto _validate_check_count_only	' can comment out
	'Goto _validate_check_types		' can comment out

_validate_end:	' to make "no-checks" the shortest path
	Exit Function
	
_validate_check_types:
	croak("_validate/type-check: NYI")
	Goto _validate_end
	
_validate_check_count_only:
	Dim x As Integer, argTypes As Variant
	a = UBound(v.fields)
	argTypes = v.ctor.fields(DataCtor_argTypes)
	If isArray(argTypes) Then
		x = UBound(argTypes)
	Else
		x = a	' TODO: argTypes as List
	End If
	If x &lt;&gt; a Then
		x = x + 1
		a = a + 1
		croak("_validate: DataCtor " &amp; v.ctor.fields(DataCtor_name) _
			&amp; " requires " &amp; x &amp; IIf(x = 1, " arg", " args") _
			&amp; " - got " &amp; a _
		)
	End If
	Goto _validate_end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_ctor(o As Object)
	_ctor = o.ctor
End Function

Function _fields(o As Object)
	_fields = o.fields
End Function

Function field(idx As Integer, v As DataValue)
	field = v.fields(idx)
End Function

Function fieldCount(v As DataValue)
	fieldCount = CInt(UBound(v.fields) + 1)
End Function


Function DataValue_same(a As DataValue, b As DataValue)
	DataValue_same = (a.id = b.id)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v.id &amp; "")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Function TType()
	Static out As Object ' DON'T declare it as DataValue!
	If isNull(out) Then 
		out = bootstrapTypes()	'	Tp.TType	'	
		out.str = field(DataTypeCtor_name, out)
	End If
	TType = out
End Function

' String -&gt; Integer -&gt; (TypeApp List TDataCtor) -&gt; TDataTypeCtor
Function DataTypeCtor( _
	Optional _name As String, _
	Optional arity As Integer, _
	Optional dataCtors As Object _
)
	Static c As Object : If isNull(c) Then
		c = ctorOf(TType)
		c.str = typeCtorName(c) &amp; "." &amp; field(DataCtor_name, c)
	End If
	Dim out As Variant
	If isMissing(_name) Then
		out = c
	'ElseIf isMissing(arity) Then
	ElseIf isMissing(dataCtors) Then
		croak("DataTypeCtor/NYI: partial application")
	Else
		out = _newDataValue(c, Array(_name, arity, dataCtors))
	End If
	DataTypeCtor = out
End Function

Function TDataTypeCtor()
	Static out As Object ' DON'T declare it as DataValue!
	If isNull(out) Then 
		out = field(DataCtor_typeCtor, DataTypeCtor)
		out.str = field(DataTypeCtor_name, out)
	End If
	TDataTypeCtor = out
End Function

' :: Str -&gt; (List TType) -&gt; TDataTypeCtor -&gt; TDataCtor
'  = DataCtor "DataCtor" [Str (TypeApp List TType) TDataTypeCtor] TDataCtor
Function DataCtor()
	Static c As Object ' DON'T declare as DataValue!
	If isNull(c) Then
		c = ctorOf(DataTypeCtor)
		c.str = typeCtorName(c) &amp; "." &amp; field(DataCtor_name, c)
	End If
	DataCtor = c
End Function

Function TDataCtor()
	Static out As Object ' DON'T declare as DataValue!
	If isNull(out) Then 
		out = field(DataCtor_typeCtor, DataCtor)
		out.str = field(DataTypeCtor_name, out)
	End If
	TDataCtor = out
End Function

' DataTypeCtor "List" 1 [Nil, Cons]
Function TList()
	Static out As Object ' DON'T declare it as DataValue!
	If isNull(out) Then 
		out = field(DataCtor_argTypes, DataCtor)	' a List value
		out = ctorOf(out)							' a DataCtor value
		out = field(DataCtor_typeCtor, out)			' a DataTypeCtor value
		out.str = field(DataTypeCtor_name, out)
	End If
	TList = out
End Function

Function List_nil() ' singleton data ctor; returns the singleton value
	Static out As Object
	If isNull(out) Then
		' The dataCtors field of TList is itself a List instance,
		'  either (cCons cCons (cCons cNil  (vNil)))
		'      or (cCons cNil  (cCons cCons (vNil)))
		' In any case: the nil *value* is down at the very bottom!
		out = field(1, field(1, field(DataTypeCtor_dataCtors, TList)))
		out.str = "[]"
		Dim c : c = ctorOf(out)
		c.x = out
		c.str = typeCtorName(c) &amp; "." &amp; field(DataCtor_name, c)
	End If
	List_nil = out
End Function

Function List_cons(Optional x As Variant, Optional xs As Variant)
	Static c As Object
	If isNull(c) Then
		' The dataCtors field of TList is itself a List instance,
		'  either (cCons cCons (cCons cNil  (vNil)))
		'      or (cCons cNil  (cCons cCons (vNil)))
		' In any case: the top data ctor is cons
		c = ctorOf(field(DataTypeCtor_dataCtors, TList))
		c.str = typeCtorName(c) &amp; "." &amp; field(DataCtor_name, c)
	End If
	Dim out As Variant
	If isMissing(x) Then
		out = c
	ElseIf isMissing(xs) Then
		croak("List_cons/NYI: partial application")
	Else
		' TODO: require xs to be of type List a and x of type a
		out = _newDataValue(c, Array(x, xs))
	End If
	List_cons = out
End Function

Function List_isNil(v As Variant)
	Dim out As Variant
	out = False
	If Not(isDataValue(v)) Then
		Goto isNil_typeError
	End If
	If DataValue_same(v, List_nil) Then
		out = True
	ElseIf Not(hasType(v, TList)) Then
		Goto isNil_typeError
	End If
	List_isNil = out
	Exit Function
isNil_typeError:
	croak("List_isNil: expected a List but got " &amp; toString(v)
End Function

Function List_car(xs As Variant)
	List_car = field(0, xs)
End Function

Function List_cdr(xs As Variant)
	List_cdr = field(1, xs)
End Function

Function List_cadr(xs As Variant)
	List_cadr = List_car(List_cdr(xs))
End Function

Function List_cddr(xs As Variant)
	List_cddr = List_cdr(List_cdr(xs))
End Function

Function List_caddr(xs As Variant)
	List_caddr = List_car(List_cdr(List_cdr(xs)))
End Function

Function List_cdddr(xs As Variant)
	List_cdddr = List_cdr(List_cdr(List_cdr(xs)))
End Function

Function List_nth(ByVal n As Integer, ByVal xs As Variant)
	Do Until (n = 0)
		xs = List_cdr(xs)
		n = n - 1
	Loop
	List_nth = List_car(xs)
End Function

Function List_length(ByVal xs As Variant)
	Dim out As Integer
	Do Until List_isNil(xs)
		out = out + 1
		xs = List_cdr(xs)
	Loop
	List_length = out
End Function


Function TString() ' singleton data ctor; returns the singleton value
	Static out As Object
	If isNull(out) Then
		' order of argTypes of DataTypeCtor is fixed:
		out = List_nth(0, field(DataCtor_argTypes, DataTypeCtor))
		out.str = "Str"
		Dim c : c = ctorOf(out)
		c.x = out
		c.str = typeCtorName(c) &amp; "." &amp; field(DataCtor_name, c)
	End If
	TString = out
End Function

Function TInteger() ' singleton data ctor; returns the singleton value
	Static out As Object
	If isNull(out) Then
		' order of argTypes of DataTypeCtor is fixed:
		out = List_nth(1, field(DataCtor_argTypes, DataTypeCtor))
		out.str = "Int"
		Dim c : c = ctorOf(out)
		c.x = out
		c.str = typeCtorName(c) &amp; "." &amp; field(DataCtor_name, c)
	End If
	TInteger = out
End Function

Function TypeParam(Optional i As Integer)
	Static c As Object
	Dim out
	If isNull(c) Then
		' Look for data ctor that has argTypes = [Integer]
		Dim ctors, argTypes
		ctors = field(DataTypeCtor_dataCtors, TType)
		Do While(True)
			c = List_car(ctors)
			argTypes = field(DataCtor_argTypes, c)
			If (List_length(argTypes) = 1) Then
				If DataValue_same(List_car(argTypes), TInteger) _
				Then : Exit Do : End If
			End If
			ctors = List_cdr(ctors)
		Loop
		c.str = typeCtorName(c) &amp; "." &amp; field(DataCtor_name, c)
	End If
	If isMissing(i) Then
		out = c
	Else
		out = _newDataValue(c, Array(i))
		out.str = "a" &amp; i
	End If
	TypeParam = out
End Function

Function TypeApp(Optional tc As Object, Optional ta As Object)
	Static c As Object
	Dim out
	If isNull(c) Then
		' Look for data ctor that has argTypes = [Type, Type]
		Dim ctors, argTypes
		ctors = field(DataTypeCtor_dataCtors, TType)
		Do While(True)
			c = List_car(ctors)
			argTypes = field(DataCtor_argTypes, c)
			If (List_length(argTypes) = 2) Then
				If  DataValue_same(List_car( argTypes), TDataTypeCtor) _
				And DataValue_same(List_cadr(argTypes), TType) _
				Then : Exit Do : End If
			End If
			ctors = List_cdr(ctors)
		Loop
		c.str = typeCtorName(c) &amp; "." &amp; field(DataCtor_name, c)
	End If
	If isMissing(tc) Then
		out = c
	ElseIf isMissing(ta) Then
		croak("TypeApp/NYI: partial application")
	Else
		out = _newDataValue(c, Array(tc, ta))
		If (tc.str &lt;&gt; "") And (ta.str &lt;&gt; "") Then
			If InStr(tc.str, " ") &lt;= 0 Then
				out.str = tc.str
			Else
				out.str = "(" &amp; tc.str &amp; ")"
			End If
			If InStr(ta.str, " ") &lt;= 0 Then
				out.str = out.str &amp; " " &amp; ta.str
			Else
				out.str = out.str &amp; " (" &amp; ta.str &amp; ")"
			End If
		End If
	End If
	TypeApp = out
End Function

' --------------------------------------------------------------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Dim out As Variant
	If isMissing(t) Then
		If isNull(oFn) Then : 
			oFn = Fn.hasType
		End If
		If isMissing(v) Then
			out = oFn
		Else
			out = apply1(oFn, v)
		End If
	Else
		out = False
		Dim ct As Variant, cv As Variant
		ct = ctorOf(t)
		If isEmpty(ct) Then
			Goto hasType_invalidType
		ElseIf DataValue_same(ct, DataTypeCtor) Then
			cv = ctorOf(v)
			If Not(isEmpty(cv)) Then
				Dim tc As Object
				tc = field(DataCtor_typeCtor, cv)
				'out = isSubtypeOf(tc, t)
				out = DataValue_same(tc, t)
			End If
		Else ' t is not a DataTypeCtor
			If DataValue_same(field(DataCtor_typeCtor, ct), TType) Then
				' Note: TString and TInteger return the singleton
				'       *value*, not the data ctor!
				If DataValue_same(t, TString) Then
					out = isString(v)
				ElseIf DataValue_same(t, TInteger) Then
					out = isInteger(v)
				Else
					croak("hasType/NYI: test against " _
						&amp; DataValue_toString(t))
				End If
			Else ' t is not a TType data ctor either
				Goto hasType_invalidType
			End If
		End If
	End If	
		
	hasType = out
	Exit Function
hasType_invalidType:
	croak("hasType: not a type: " &amp; toString(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hasType(c, TDataCtor)) Then
		croak("applyDC: not a data ctor: " &amp; NL &amp; toString(c))
	End If
	Dim out As Object
	Dim cName As String : cName = field(DataCtor_name, c)
	Dim ats As Object	: ats = field(DataCtor_argTypes, c)
	Dim r As Integer	: r = List_length(ats)
	Dim n As Integer, i As Integer
	Dim a As Variant, t As Object
	
	If     isMissing(a0) Then :	n = 0
	ElseIf isMissing(a1) Then
		n = 1 : If r &lt; n Then : Goto applyDC_too_many_args : End If
		'a = a0 : i = 0 : t = List_nth(i, ats)
		'If Not(hasType(a, t)) Then : Goto applyDC_typeError : End If
	ElseIf isMissing(a2) Then
		n = 2 : If r &lt; n Then : Goto applyDC_too_many_args : End If
		'a = a0 : i = 0 : t = List_nth(i, ats)
		'If Not(hasType(a, t)) Then : Goto applyDC_typeError : End If
		'a = a1 : i = 1 : t = List_nth(i, ats)
		'If Not(hasType(a, t)) Then : Goto applyDC_typeError : End If
	ElseIf isMissing(a3) Then
		n = 3 : If r &lt; n Then : Goto applyDC_too_many_args : End If
	ElseIf isMissing(a4) Then
		n = 4 : If r &lt; n Then : Goto applyDC_too_many_args : End If
	Else
		croak("applyDC " &amp; cName &amp; ": " _
			&amp; " only up to 4 args supported - got 5" _
		)
	End If
	
	If n &lt; r Then
		Dim typeStr As String
		For i = n To r - 1
			t = List_nth(i, ats)
			'If (t.str &lt;&gt; "") Then
			'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n = 0 Then
			out = c.x
			If isEmpty(out) Then
				croak("applyDC " &amp; cName &amp; ": singleton ctor " _
					&amp; " empty with .x" _
				)
			End If
		Else
			Dim fields
			Select Case n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croak("applyDC " &amp; cName &amp; ": type error: expected " _
			&amp; _DataValue_toString_Type(t) _
			&amp; NL &amp; "but got" _
			&amp; NL &amp; toString(a) _
		)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v.id &amp; "")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_Type(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TypeParam" ' TypeParam Integer
							out = out &amp; args(0)
						Case "TypeApp"	' TypeApp TDataTypeCtor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mkDataCtor( _
	typeCtor As Object, _
	name 	 As String, _
	argTypes As Array _
)
	If Not(hasType(typeCtor, TDataTypeCtor)) Then
		croak("mkDataCtor: type error - expected TDataTypeCtor")
	End If
	Static dc As Object
	If isNull(dc) Then : dc = DataCtor : End If
	Dim n As Integer  : n = UBound(argTypes) + 1
	Dim ats As Object : ats = toList(argTypes)
	Dim out
	out = _newDataValue(dc, Array(name, ats, typeCtor))
	typeCtor.fields(DataTypeCtor_dataCtors, typeCtor) _
		= List_cons(out, typeCtor.fields(DataTypeCtor_dataCtors, typeCtor))
	If n = 0 Then ' singleton data ctor
		out.x = _newDataValue(out, emptyArray)
		out.x.str = name
	End If
	out.str = field(DataTypeCtor_name, typeCtor) &amp; "." &amp; name
	mkDataCtor = out
End Function

Function _newTypeCtor( _
	name As String, _
	arity As Integer, _
	dataCtorDefs As Array _
) As TypeCtor
	Dim out As New TypeCtor
	out._name = name
	out.arity = arity
	Dim lo As Integer : lo = LBound(dataCtorDefs)
	Dim hi As Integer : hi = UBound(dataCtorDefs)
	Dim n  As Integer : n = hi - lo + 1
	If n = 0 Then
		out.dataCtors = Array()
	Else
		n = CInt(n / 2)
		Dim dataCtors(0 To n - 1)
		Dim c As Object
		Dim i As Integer : i = lo
		Dim k As Integer : k = 0
		Dim argTypes ' the types of the ctors arguments - NOT typeArgs!
		Do Until i &gt; hi
			c = _newDataCtor(out, dataCtorDefs(i), dataCtorDefs(i + 1))
			dataCtors(k) = c
			i = i + 2
			k = k + 1
		Loop
		out.dataCtors = dataCtors
	End If
	_newTypeCtor = out
End Function

Function isDataType(x As Variant)
	Dim out
	out = False
	On Local Error Goto isDataType_end
	out = _isDataType(x) ' DON'T .-access x here!! (simpler this way anyhow)
isDataType_end:
	isDataType = out
End Function

' provokes an error if x isn't a DataType
Function _isDataType(x As DataType) As Boolean
	_isDataType = Not(isNull(x.typeCtor)) And isArray(x.typeArgs)
End Function

Function isType(t As Variant)
	isType = isDataType(t) Or False
End Function

Function isArrowType(x As Variant)
	Dim out
	out = False
	' TODO: implent isArrowType
	isArrowType = out
End Function

' that's how to make a DataType: apply a typeCtor to some types
Function applyTC(tc As TypeCtor, typeArgs As Array) As DataType
	Dim out, n As Integer, k As Integer
	k = LBound(typeArgs)
	n = UBound(typeArgs) - k + 1
	If (n &lt;&gt; tc.arity) Then
		croak("applyTC " &amp; tc._name &amp; ":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Of(a) _
					&amp; ": " &amp; NL &amp; toString(a) _
				)
			End If
			tas(i) = a
			k = k + 1
		Next i
		out.typeArgs = tas
	End If
	out.str = str
	applyTC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Of(a) _
			&amp; " and " &amp; typeOf(b))
	End If
	Type_equ = out
End Function









Function typeOf(x As Variant)
	Dim out As String
	out = TypeName(x)
	If out = "Object" Then ' DONT dot-access fields in here!
		Dim c
		c = ctorOf(x)
		If isEmpty(c) Then ' x is not a DataValue
			out = _typeOf(x)
		Else ' x is a DataValue
			out = "Data/" &amp; _
				field(DataTypeCtor_name, field(DataCtor_typeCtor, c))
		End If
	ElseIf IsArray(x) Then
		out = "Array"
	End If
	typeOf = out
End Function

Function _typeOf(o As Object)
	Dim out As String
	out = "Object"
	On Local Error Goto _typeOf_end
	out = out &amp; "/" &amp; _tyname(o)
_typeOf_end:
	_typeOf = out
End Function

Function _tyname(o As Object)
	_tyname = o.tyname
End Function

Function ctorOf(Optional x As Variant)
	Static oFn As Object
	Dim out As Variant
	If isMissing(x) Then 
		If isNull(oFn) Then : oFn = Fn.ctorOf : End If
		out = oFn
	Else
		out = Empty
		If isObject(x) Then
			If Not(isNull(x)) Then
				On Local Error Goto ctorOf_end
				out = _ctor(x) ' DONT access fields in here!
				If Not(isDataValue(out)) Then
					On Local Error Goto ctorOf_error
					Dim null As Object
					null.provoke_an_error
				End If
			End If
		End If
	End If
ctorOf_end:
	ctorOf = out
	Exit Function
ctorOf_error:
	croak("ctorOf: object with invalid .ctor :: " _
	    &amp; typeOf(out) &amp; NL &amp; toString(out))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Function isString(Optional x As Variant)
	If isMissing(x) Then
		isString = Fn.isString
	Else
		isString = (typeOf(x) = typeOf(""))
	End If
End Function

Function isInteger(Optional x As Variant)
	Dim out As Variant
	If isMissing(x) Then : out = Fn.isInteger
	Else 				 : out = (typeOf(x) = typeOf(0))
	End If
	isInteger = out
End Function


Function [test_Type======================================]
	test_Type_typeOf()
	test_Type_isObject()
	test_Type_isString()
	test_Type_isInteger()
	
	test_Type_isDataValue()
	test_Type_DataValue()
	test_Type_ctorOf()
	
	test_bootstrapTypes()
	test_Type_hasType()
	
	test_Type_dot_str()
	
	test_Type_applyDC()
		
	'test_Type_isDataType()
	'test_Type_TypeCtor()
	'test_Type_DataCtor()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If Not(isDataValue(x)) Or Not(isDataValue(y)) Then
		Goto test_same_invalid_args
	End If
	Dim out, lvl As Integer, msg As String
	testLevel = testLevel + 1
	out = assertEqual(DataValue_same(x, y), exp)
	testLevel = testLevel - 1
	If out.isFail Then
		msg = "expected .id " &amp; x.id _
			&amp; IIf(exp, "", "NOT") _
			&amp; " to be same as .id " &amp; y.id &amp; ":" _
			&amp; NL &amp; ".id " &amp; x.id &amp; ": " &amp; DataValue_toString(x) _
			&amp; NL _
			&amp; NL &amp; ".id " &amp; y.id &amp; ": " &amp; DataValue_toString(y)
		out = mkFail(x, y, msg)
	End If
	test_same = out
	Exit Function
test_same_invalid_args:
	msg = IIf(exp, "assert", "refute") _
		&amp; "_same: invalid args " &amp; NL &amp; toString(x) _
		&amp; NL &amp; NL &amp; toString(y)
	croak(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Function test_Type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Dim a
	a = DataCtor
	assertEqual(typeOf(a), "Data/TDataCtor").x
	a = TDataCtor
	assertEqual(typeOf(a), "Data/TDataTypeCtor").x
	a = TDataTypeCtor
	assertEqual(typeOf(a), "Data/TDataTypeCtor").x
	a = DataTypeCtor
	assertEqual(typeOf(a), "Data/TDataCtor").x
	
	a = TList
	assertEqual(typeOf(a), "Data/TDataTypeCtor").x
	
	a = List_nil	' returns the singleton *value*
	assertEqual(typeOf(a), "Data/List").x
	a = List_cons
	assertEqual(typeOf(a), "Data/TDataCtor").x
	a = List_cons(List_nil, List_nil)
	assertEqual(typeOf(a), "Data/List").x
	
End Function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test_Type_ctorOf()
	assertEqual(ctorOf(Nothing),	Empty).x
	assertEqual(ctorOf(Empty),		Empty).x
	assertEqual(ctorOf(True),		Empty).x
	assertEqual(ctorOf(False),		Empty).x
	assertEqual(ctorOf(""),			Empty).x
	assertEqual(ctorOf("blah"),		Empty).x
	assertEqual(ctorOf( 0),			Empty).x
	assertEqual(ctorOf( 1),			Empty).x
	assertEqual(ctorOf(-1),			Empty).x
	assertEqual(ctorOf(3.1415),		Empty).x

	Dim o As Object, act As Variant
	
	' an object without member .ctor:
	o = New TTest_TyName
	assertEqual(ctorOf(o), Empty).x
	o.tyname = "foo"
	assertEqual(ctorOf(o), Empty).x

	' an object with a member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 even a fn object:
	o.ctor = ctorOf		: assertThrows(ctorOf, Array(o)).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Type
	assertEqual(isDataValue(tcType), True).x
	assertEqual(fieldCount( tcType), 3).x
	assertEqual(field(DataTypeCtor_name,  tcType), "Type").x
	assertEqual(field(DataTypeCtor_arity, tcType), 0).x
	' field dataCtors later

	Dim cDataTypeCtor As Variant
	cDataTypeCtor = 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vNil = List_nil
	assertEqual(isDataValue(vNil), True).x
	' List_nil returns the same instance again
	assertEqual(DataValue_same(List_nil, vNil), True).x
	cNil = ctorOf(vNil)
	assertEqual(isDataValue(cNil), True).x
	assertEqual(fieldCount(vNil),  0).x
	assertEqual(fieldCount(cNil),  3).x
	assert_hasCtor(    vNil, cNil		).x
	assert_hasCtor(    cNil, cDataCtor	).x
	assert_hasTypeCtor(cNil, tcList		).x
	' Let's not test the name, rather confirm that cNil is a
	' singleton data ctor: its argTypes field is the same as vNil!
	assert_same(field(DataCtor_argTypes, cNil), vNil).x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List_cons, test List_isNil
	Dim xs As Variant, ys As Variant
	xs = vNil
	assertEqual(List_isNil(xs), True).x
	
	xs = List_cons(vNil, vNil)
	assertEqual(isDataValue(xs), True).x
	assert_hasCtor(xs, cCons).x
	assertEqual(List_isNil(xs), False).x
	ys = List_cons(vNil, ys)
	assertEqual(isDataValue(ys), True).x
	assert_hasCtor(ys, cCons).x
	assertEqual(List_isNil(ys), False).x
	
	'--- List_car, List_cdr, List_nth
	xs = List_cons(vNil, List_cons(vNil, vNil))
	ys = List_cons(vNil, xs)
	assert_same(List_car(ys), vNil).x
	assert_same(List_cdr(ys), xs).x
	assert_same(List_car(xs), vNil).x
	xs = List_cons(2, List_cons(3, vNil))
	ys = List_cons(1, xs)
	assertEqual(                             List_car(ys),		1).x
	assert_same(              				 List_cdr(ys),	   xs).x
	assertEqual(                             List_car(xs),		2).x	
	assertEqual(                    List_car(List_cdr(ys)),		2).x	
	assertEqual(                    List_car(List_cdr(xs)),		3).x	
	assertEqual(           List_car(List_cdr(List_cdr(ys))),	3).x	
	assertEqual(List_isNil(List_cdr(List_cdr(List_cdr(ys)))), 		True).x	

	assertEqual(            List_cadr(ys),	2).x	
	assertEqual(            List_cadr(xs),	3).x	
	assertEqual(List_isNil( List_cddr(xs)),	True).x	
	assertEqual(           List_caddr(ys),	3).x	
	assertEqual(List_isNil(List_cdddr(ys)),	True).x	

	assertEqual(List_nth(0, xs), 2).x
	assertEqual(List_nth(1, xs), 3).x
	assertEqual(List_nth(0, ys), 1).x
	assertEqual(List_nth(1, ys), 2).x
	assertEqual(List_nth(2, ys), 3).x

	'--- List_length
	assertEqual(List_length(						  vNil), 	0).x
	assertEqual(List_length(			 List_cons(0, vNil)), 	1).x
	assertEqual(List_length(List_cons(0, List_cons(0, vNil))), 	2).x

	'assertEqual(isFn(Fn.length), 	True).x	' from Fn object
	'assertEqual(isFn(List_length), 	True).x	' from 0-arg call
	'assertEqual(arity(List_length), 1).x
	
	'assertEqual(apply(List_length,							  vNil), 	0).x
	'assertEqual(apply(List_length,				 List_cons(0, vNil)), 	1).x
	'assertEqual(apply(List_length,	List_cons(0, List_cons(0, vNil))), 2).x

	
	'--- with List_length and List_nth, 
	'    check dataCtors fields of data type ctors so far (TType later)
	Dim dataCtors
	dataCtors = field(DataTypeCtor_dataCtors,         tcDataTypeCtor)
	assertEqual(List_length(dataCtors), 1).x
	assert_same(List_nth(0, dataCtors), cDataTypeCtor).x
	
	dataCtors = field(DataTypeCtor_dataCtors,         tcDataCtor)
	assertEqual(List_length(dataCtors), 1).x
	assert_same(List_nth(0, dataCtors), cDataCtor).x
	
	dataCtors = field(DataTypeCtor_dataCtors,         tcList)
	assertEqual(List_length(dataCtors), 2).x
	assert_same(List_nth(0, dataCtors), cNil).x
	assert_same(List_nth(1, dataCtors), cCons).x


	'--- fix argument order for DataTypeCtor
	Dim argTypes, at
	argTypes = field(DataCtor_argTypes, cDataTypeCtor)
	assertEqual(List_length(argTypes), 3).x
	
	at = List_nth(0, argTypes)
	assert_hasTypeCtor(ctorOf(at), tcType).x
	assertEqual(fieldCount(at), 0).x ' singleton value
	assertEqual(ctorName(at), "String").x
	
	at = List_nth(1, argTypes)
	assert_hasTypeCtor(ctorOf(at), tcType).x
	assertEqual(fieldCount(at), 0).x ' singleton value
	assertEqual(ctorName(at), "Integer").x
	
	' third arg should be (TypeApp TList TDataCtor) - later


	'--- data ctors of TType
	
	'--- TType data ctor: String
	Dim vString As Variant, cString As Variant ' singleton data ctor, returns the singleton value
	vString = TString
	assertEqual(isDataValue(vString), True).x
	assertEqual( fieldCount(vString), 0).x	' singleton value
	' TString returns the same instance again
	assert_same(TString, vString).x
	cString = ctorOf(vString)
	assertEqual(isDataValue(cString), True).x
	assertEqual( fieldCount(cString), 3).x
	assertEqual(           field(DataCtor_name,     cString),  "String").x
	argTypes = field(DataCtor_argTypes, cString)
	assertEqual(List_length(argTypes), 0).x ' singleton ctor
	assert_hasTypeCtor(cString,		tcType).x
	assert_hasCtor(	   cString,		cDataCtor).x
	
	'--- TType data ctor: Integer
	Dim vInt As Variant, cInt As Variant ' singleton data ctor, returns the singleton value
	vInt = TInteger
	assertEqual(isDataValue(vInt), True).x
	assertEqual( fieldCount(vInt), 0).x	' singleton value
	' TInteger returns the same instance again
	assert_same(TInteger, vInt).x
	cInt = ctorOf(vInt)
	assertEqual(isDataValue(cInt), True).x
	assertEqual( fieldCount(cInt), 3).x
	assertEqual(           field(DataCtor_name,     cInt),  "Integer").x
	argTypes = field(DataCtor_argTypes, cInt)
	assertEqual(List_length(argTypes), 0).x ' singleton ctor
	assert_hasTypeCtor(cInt,		tcType).x
	assert_hasCtor(	   cInt,		cDataCtor).x

	'--- TType data ctor: TypeParam Integer
	Dim cParam As Variant
	cParam = TypeParam
	assertEqual(isDataValue(cParam), True		).x
	assertEqual( fieldCount(cParam), 3			).x
	assert_hasTypeCtor(     cParam,  tcType		).x
	assert_hasCtor(			cParam,  cDataCtor	).x
	assertEqual(field(DataCtor_name,     cParam),  "TypeParam").x
	argTypes =  field(DataCtor_argTypes, cParam)
	assertEqual(List_length(argTypes), 1).x
	assert_same(List_nth(0, argTypes), vInt).x

	'--- apply data ctor TypeParam
	Dim vParam As Variant
	vParam = TypeParam(42)
	assertEqual(isDataValue(vParam),	True	).x
	assertEqual( fieldCount(vParam),	1		).x
	assert_hasCtor(         vParam,		cParam	).x
	assertEqual(field(0,	vParam),	42).x

	'--- TType data ctor: TypeApp TDataTypeCtor Type
	Dim cApp As Variant
	cApp = TypeApp
	assertEqual(isDataValue(cApp), True		).x
	assertEqual( fieldCount(cApp), 3			).x
	assert_hasTypeCtor(     cApp,  tcType		).x
	assert_hasCtor(			cApp,  cDataCtor	).x
	assertEqual(field(DataCtor_name,     cApp),  "TypeApp").x
	argTypes =  field(DataCtor_argTypes, cApp)
	assertEqual(List_length(argTypes), 2).x
	assert_same(List_nth(1, argTypes), tcType).x
	' TODO: really only TDataTypeCtor? - it means only 1 type param ever!
	assert_same(List_nth(0, argTypes), tcDataTypeCtor).x

	'--- apply data ctor TypeApp
	Dim vApp As Variant
	vApp = TypeApp(tcList, vInt)
	assertEqual(isDataValue(vApp),	True	).x
	assertEqual( fieldCount(vApp),	2		).x
	assert_hasCtor(         vApp,	cApp	).x	

	assert_same(field(0,	vApp),	tcList).x
	assert_same(field(1,	vApp),	vInt).x
	
	
	'--- apply data ctor DataTypeCtor
	Dim tcUnit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TList, 			TDataTypeCtor), True).x
	
	assertEqual(hasType(DataCtor,		TDataTypeCtor), False).x
	assertEqual(hasType(DataTypeCtor,	TDataTypeCtor), False).x

	assertThrows(hasType, Array(TDataCtor, DataCtor)).x
	
	assertEqual(hasType(             List_nil,	TList),		True).x
	assertEqual(hasType(List_cons(1, List_nil),	TList),		True).x
	assertEqual(hasType(List_cons,				TList),		False).x
	assertEqual(hasType(List_cons,				TDataCtor),	True).x
		
	assertEqual(hasType(TString,						TType), True).x
	assertEqual(hasType(TInteger,						TType), True).x
	assertEqual(hasType(TypeParam(0),					TType), True).x
	assertEqual(hasType(TypeApp(TList, TypeParam(0)),	TType), True).x

	' NYI
	'assertEqual(hasType(3, TypeParam(0)), True).x
	' NYI
	'assertEqual(hasType(3, TypeApp(TList TString)), True).x
	
	assertEqual(hasType("",				TString),	 True).x
	assertEqual(hasType("a",			TString),	 True).x
	assertEqual(hasType("foobar",		TString),	 True).x
	assertEqual(hasType(Nothing,		TString),	False).x
	assertEqual(hasType(Empty,			TString),	False).x
	assertEqual(hasType(True,			TString),	False).x
	assertEqual(hasType(False,			TString),	False).x
	assertEqual(hasType(0,				TString),	False).x
	assertEqual(hasType(1,				TString),	False).x
	assertEqual(hasType(3.14,			TString),	False).x
	assertEqual(hasType(Array(),		TString),	False).x
	assertEqual(hasType(Array(42),		TString),	False).x
	assertEqual(hasType(Array(42),		TString),	False).x
	assertEqual(hasType(List,			TString),	False).x
	assertEqual(hasType(List_nil,		TString),	False).x
	assertEqual(hasType(List_cons,		TString),	False).x

	assertEqual(hasType("",				TInteger),	False).x
	assertEqual(hasType("a",			TInteger),	False).x
	assertEqual(hasType("foobar",		TInteger),	False).x
	assertEqual(hasType(Nothing,		TInteger),	False).x
	assertEqual(hasType(Empty,			TInteger),	False).x
	assertEqual(hasType(True,			TInteger),	False).x
	assertEqual(hasType(False,			TInteger),	False).x
	assertEqual(hasType( 0,				TInteger),	 True).x
	assertEqual(hasType( 1,				TInteger),	 True).x
	assertEqual(hasType(-1,				TInteger),	 True).x
	assertEqual(hasType( 32766,			TInteger),	 True).x '0x7FFE
	assertEqual(hasType( 32767,			TInteger),	 True).x '0x7FFF
	assertEqual(hasType( 32768,			TInteger),	False).x '0x8000 (!)
	assertEqual(hasType( 65534,			TInteger),	False).x '0xFFFE
	assertEqual(hasType( 65535,			TInteger),	False).x '0xFFFF
	assertEqual(hasType( 65536,			TInteger),	False).x '0x80000
	assertEqual(hasType(-32766,			TInteger),	 True).x '0x8002
	assertEqual(hasType(-32767,			TInteger),	 True).x '0x8001
	assertEqual(hasType(-32768,			TInteger),	 True).x '0x8000
	assertEqual(hasType(-32769,			TInteger),	False).x '0x17FFF (!)
	assertEqual(hasType(-65534,			TInteger),	False).x '0xFFFE
	assertEqual(hasType(-65535,			TInteger),	False).x '0xFFFF
	assertEqual(hasType(-65536,			TInteger),	False).x '0x80000
	assertEqual(hasType(3.14,			TInteger),	False).x
	assertEqual(hasType(Array(),		TInteger),	False).x
	assertEqual(hasType(Array(42),		TInteger),	False).x
	assertEqual(hasType(Array(42),		TInteger),	False).x
	assertEqual(hasType(List,			TInteger),	False).x
	assertEqual(hasType(List_nil,		TInteger),	False).x
	assertEqual(hasType(List_cons,		TIntege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assertEqual(hasType(DataCtor,				TType), False).x
	'assertEqual(hasType(DataTypeCtor,			TType), False).x
	'assertEqual(hasType(List_nil,				TType), False).x
	'assertEqual(hasType(List_cons(1, List_nil),	TType),	False).x
	'assertEqual(hasType(List_cons,				TType),	False).x
	
End Function

Function test_Type_dot_str()
	assertEqual(TDataTypeCtor.str,	"TDataTypeCtor").x
	assertEqual(TDataCtor.str,		"TDataCtor").x
	assertEqual(TType.str, 			"Type").x
	assertEqual(TList.str,			"List").x

	assertEqual(DataTypeCtor.str,	"TDataTypeCtor.DataTypeCtor").x
	assertEqual(DataCtor.str,		"TDataCtor.DataCtor").x
	
	Dim vNil, vStr, vInt
	Dim cNil, cStr, cInt
	vNil = List_nil
	cNil = ctorOf(vNil)
	assertEqual(vNil.str,		"[]").x
	assertEqual(cNil.str,		"List.Nil").x
	assertEqual(List_cons.str,	"List.Cons").x
	
	vStr = TString  : cStr = ctorOf(vStr)
	vInt = TInteger : cInt = ctorOf(vInt)
	assertEqual(vStr.str,	"Str").x
	assertEqual(vInt.str,	"Int").x
	assertEqual(cStr.str,	"Type.String").x
	assertEqual(cInt.str,	"Type.Integer").x
	
	assertEqual(TypeParam.str,		"Type.TypeParam").x
	assertEqual(TypeParam(0).str,	"a0").x
	assertEqual(TypeParam(1).str,	"a1").x
	assertEqual(TypeParam(2).str,	"a2").x
	
	assertEqual(TypeApp.str,						"Type.TypeApp").x
	assertEqual(TypeApp(TList, TypeParam(0)).str,	"List a0").x
	assertEqual(TypeApp(TList, TString).str,		"List Str").x
	assertEqual(TypeApp(TList, TInteger).str,		"List Int").x
	assertEqual(TypeApp(TList, TType).str,			"List Type").x

	Dim t : t = TypeApp(TList, TypeApp(TList, TString))
	assertEqual(t.str,	"List (List Str)").x
	
End Function

Function test_Type_applyDC()
	Dim a
	a = applyDC(TypeParam, 0)
	assertEqual(hasType(a, TType), True).x
	
	a = applyDC(TypeParam)
	assertEqual(isFn(a), True).x
	
	a = apply(applyDC(TypeParam), 0)
	assertEqual(hasType(a, TType), True).x
	
	a = applyDC(TypeApp, TList)
	assertEqual(isFn(a), True).x
	a = apply(a, TypeParam(0))
	assertEqual(hasType(a, TType), True).x
	
	a = applyDC(List_cons, 42)
	assertEqual(isFn(a), True).x
	assertEqual(TList_equ(apply(a, List_nil), List(42)), True).x
	
	a = applyDC(List_cons, 42, List_nil)
	assertEqual(TList_equ(a, List(42)), True).x
	
	a = applyDC(List_cons)
	assertEqual(isFn(a), True).x
	a = apply(a, 4711)
	assertEqual(isFn(a), True).x
	a = apply(a, List_nil)
	assertEqual(TList_equ(a, List(4711)), True).x
	
	Dim tc, cFoo, cBar
	tc = applyDC(DataTypeCtor, "TFoo", 0, nil)
	cFoo = mkDataCtor(tc, "Foo", emptyArray)
	cBar = mkDataCtor(tc, "Bar", emptyArray)
	show(cBar.str, DataValue_toString(cBar))
	a = applyDC(cFoo)
	show(a.str, DataValue_toString(a))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TypeCtor()
	Dim tc0, tc1
	tc0 = _newTypeCtor("TC0", 0, Array())
	assertEqual(isDataType(tc0),           False).x
	assertEqual(tc0._name, "TC0").x
	assertEqual(tc0.arity, 	  0 ).x
	assertEqual(TypeCtor_equ(tc0, tc0), 	True).x
	
	tc1 = _newTypeCtor("TC1", 1, Array())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dtUnit, dtBool, dtMaybeUnit, dtMaybeBool
	
	' no type args, only 1 zero-arg data ctor ~ Unit
	tc = _newTypeCtor("TC_Unit", 0, _
		Array( _
			"_Unit", Array() _
		) _
	)
	c1 = tc.dataCtors(0)
	assertEqual(c1._name, "_Unit").x
	assertEqual(c1.arity,       0).x
	assertEqual(TypeCtor_equ(c1.typeCtor, tc), True).x
	dtUnit = applyTC(tc, Array())
	
	' no type args, 2 zero-arg data ctors ~ Bool
	tc = _newTypeCtor("TC_Bool", 0, _
		Array( _
			"_False", Array(), _
			"_True",  Array() _
		) _
	)
	c1 = tc.dataCtors(0)
	assertEqual(c1._name, "_False").x
	assertEqual(c1.arity,        0).x
	assertEqual(TypeCtor_equ(c1.typeCtor, tc), True).x
	c2 = tc.dataCtors(1)
	assertEqual(c2._name, "_True").x
	assertEqual(c2.arity,       0).x
	assertEqual(TypeCtor_equ(c2.typeCtor, tc), True).x
	dtBool = applyTC(tc, Array())
	
	' one type args, 2 data ctors ~ Maybe
	tc = _newTypeCtor("TC_Maybe", 1, _
		Array( _
			"_None", Array(), _
			"_Some", Array(0) _
		) _
	)
	c1 = tc.dataCtors(0)
	assertEqual(c1._name, "_None").x
	assertEqual(c1.arity,      0).x
	assertEqual(TypeCtor_equ(c1.typeCtor, tc), True).x
	c2 = tc.dataCtors(1)
	assertEqual(c2._name, "_Some").x
	assertEqual(c2.arity,       1).x
	assertEqual(TypeCtor_equ(c2.typeCtor, tc), True).x

	'show(c1.str, c2.str)

	dtMaybeUnit = applyTC(tc, Array(dtUnit))
	dtMaybeBool = applyTC(tc, Array(dtBool))
	
	'show(dtMaybeUnit.str)

	' dataCtors may only refer to typeVars with index &lt; typeCtor.arity:
	'assertThrows(_newTypeCtor("TC_Foo", 0, Array("_Bar", Array(0)))).x
	'assertThrows(_newTypeCtor("TC_Foo", 1, Array("_Bar", Array(1)))).x
		
	' two type args, one 2-arg data ctors ~ Pair
	tc = _newTypeCtor("TC_Pair", 2, _
		Array( _
			"_Pair", Array(0, 1) _
		) _
	)
	c1 = tc.dataCtors(0)
	assertEqual(c1._name, "_Pair").x
	assertEqual(c1.arity,       2).x
	assertEqual(TypeCtor_equ(c1.typeCtor, tc), True).x

	' two type args, two 1-arg data ctors ~ Either
	tc = _newTypeCtor("TC_Either", 2, _
		Array( _
			"_Left",  Array(0), _
			"_Right", Array(1) _
		) _
	)
	c1 = tc.dataCtors(0)
	assertEqual(c1._name, "_Left").x
	assertEqual(c1.arity,       1).x
	assertEqual(TypeCtor_equ(c1.typeCtor, tc), True).x
	c2 = tc.dataCtors(1)
	assertEqual(c2._name, "_Right").x
	assertEqual(c2.arity,       1).x
	assertEqual(TypeCtor_equ(c2.typeCtor, tc), True).x
	
	
	'-- data ctors with non-var argument types:

	' one type arg, 1 data ctors ~ package together something and a Bool
	tc = _newTypeCtor("TC_Foo", 1, _
		Array( _
			"_Bar", Array(0, dtMaybeBool) _
		) _
	)
	c1 = tc.dataCtors(0)
	assertEqual(c1._name, "_Bar").x
	assertEqual(c1.arity,      2).x
	assertEqual(TypeCtor_equ(c1.typeCtor, tc), True).x
	
	'show(c1.str)
	
	' List a b = Nil
	'          | Cons a List b a

	' Now for *recursive* dataTypes, such as List a
	tc = _newTypeCtor("TC_List", 1, _
		Array( _
			"_Nil",  Array(), _
			"_Cons", Array(0, tc), _
		) _
	)
	c1 = tc.dataCtors(0)
	c2 = tc.dataCtors(1)
	show(c2.str)
	' close the loop:
	c2.argTypes(1) = tc
	show(c2.str)
	
	assertEqual(c1._name, "_Nil").x
	assertEqual(c1.arity,      0).x
	assertEqual(TypeCtor_equ(c1.typeCtor, tc), True).x
	assertEqual(c2._name, "_Cons").x
	assertEqual(c2.arity,       2).x
	assertEqual(TypeCtor_equ(c2.typeCtor, tc), True).x
	
	show(applyTC(tc, Array(dtBool)).str)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